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text-align="start" style:justify-single-word="false"/>
    </style:style>
    <style:style style:name="P3" style:family="paragraph" style:parent-style-name="Text_20_body" style:list-style-name="L2">
      <style:paragraph-properties fo:text-align="start" style:justify-single-word="false"/>
    </style:style>
    <style:style style:name="P4" style:family="paragraph" style:parent-style-name="Heading_20_3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8"/>PJC</text:p>
      <text:p text:style-name="Standard">- Strnad E-435</text:p>
      <text:p text:style-name="Standard">- pri debuggu pojmenuje adresu, radku, takze, kdyz spadne, tak je to dohledatelny, </text:p>
      <text:p text:style-name="Standard"><text:s text:c="4"/>pri release ne</text:p>
      <text:p text:style-name="Standard">- makefile</text:p>
      <text:p text:style-name="Standard"/>
      <text:p text:style-name="Standard">all: Hello.m Hello.s Hello</text:p>
      <text:p text:style-name="Standard"/>
      <text:p text:style-name="Standard">.PHONY</text:p>
      <text:p text:style-name="Standard"><text:s text:c="3"/>Hello: Hello.o</text:p>
      <text:p text:style-name="Standard"><text:s text:c="2"/>(tabulator) <text:s/>g++ -o Hello Hello.cpp</text:p>
      <text:p text:style-name="Standard"><text:s text:c="2"/></text:p>
      <text:p text:style-name="Standard"/>
      <text:p text:style-name="Standard"/>
      <text:p text:style-name="Standard"/>
      <text:p text:style-name="Standard"/>
      <text:h text:style-name="P4" text:outline-level="3">Konstruktor</text:h>
      <text:p text:style-name="P1">- </text:p>
      <text:h text:style-name="P4" text:outline-level="3">Destruktor</text:h>
      <text:list xml:id="list33249351" text:style-name="L1">
        <text:list-item>
          <text:p text:style-name="P2">V Jave je finalaze() - vola se presne pred odstranovanim objektu. Zavola se finalize(), nasledne se misto alokovane objektem uvolni. Je doporuceno metoda finalize() nepouzivat (ale nekdy musime)</text:p>
        </text:list-item>
        <text:list-item>
          <text:p text:style-name="P2"/>
        </text:list-item>
      </text:list>
      <text:p text:style-name="P1"/>
      <text:p text:style-name="P1"/>
      <text:h text:style-name="P4" text:outline-level="3">Struct</text:h>
      <text:list xml:id="list33259368" text:style-name="L2">
        <text:list-item>
          <text:p text:style-name="P3">rozdil mezi Class a Struct – viditelnost</text:p>
        </text:list-item>
        <text:list-item>
          <text:p text:style-name="P3">nekteri programatori uprednostnuji Struct kvuli zpetne kompatibilite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00M59S</meta:editing-duration>
    <meta:editing-cycles>6</meta:editing-cycles>
    <meta:generator>OpenOffice.org/3.1$Win32 OpenOffice.org_project/310m19$Build-9420</meta:generator>
    <dc:date>2010-11-15T15:09:43.59</dc:date>
    <meta:document-statistic meta:table-count="0" meta:image-count="0" meta:object-count="0" meta:page-count="1" meta:paragraph-count="17" meta:word-count="83" meta:character-count="558"/>
    <meta:user-defined meta:name="Info 1"/>
    <meta:user-defined meta:name="Info 2"/>
    <meta:user-defined meta:name="Info 3"/>
    <meta:user-defined meta:name="Info 4"/>
  </office:meta>
</office:document-meta>
</file>